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2ba6" officeooo:paragraph-rsid="00122ba6"/>
    </style:style>
    <style:style style:name="P2" style:family="paragraph" style:parent-style-name="Standard">
      <style:text-properties officeooo:rsid="00122ba6" officeooo:paragraph-rsid="00136b83"/>
    </style:style>
    <style:style style:name="P3" style:family="paragraph" style:parent-style-name="Standard">
      <style:text-properties officeooo:rsid="00141ad2" officeooo:paragraph-rsid="00141ad2"/>
    </style:style>
    <style:style style:name="P4" style:family="paragraph" style:parent-style-name="Standard">
      <style:text-properties officeooo:rsid="0014e2f1" officeooo:paragraph-rsid="0014e2f1"/>
    </style:style>
    <style:style style:name="P5" style:family="paragraph" style:parent-style-name="Standard">
      <style:text-properties officeooo:rsid="00168b48" officeooo:paragraph-rsid="00168b48"/>
    </style:style>
    <style:style style:name="P6" style:family="paragraph" style:parent-style-name="Standard">
      <style:text-properties officeooo:rsid="00172d01" officeooo:paragraph-rsid="00172d01"/>
    </style:style>
    <style:style style:name="P7" style:family="paragraph" style:parent-style-name="Standard">
      <style:text-properties officeooo:rsid="00136b83" officeooo:paragraph-rsid="00136b83"/>
    </style:style>
    <style:style style:name="P8" style:family="paragraph" style:parent-style-name="Standard">
      <style:text-properties officeooo:rsid="00190f73" officeooo:paragraph-rsid="00190f73"/>
    </style:style>
    <style:style style:name="P9" style:family="paragraph" style:parent-style-name="Standard">
      <style:text-properties officeooo:rsid="00122ba6" officeooo:paragraph-rsid="00122ba6"/>
    </style:style>
    <style:style style:name="P10" style:family="paragraph" style:parent-style-name="Standard">
      <style:text-properties officeooo:rsid="00122ba6" officeooo:paragraph-rsid="001aefe5"/>
    </style:style>
    <style:style style:name="P11" style:family="paragraph" style:parent-style-name="Standard">
      <style:text-properties officeooo:rsid="001c3286" officeooo:paragraph-rsid="001aefe5"/>
    </style:style>
    <style:style style:name="P12" style:family="paragraph" style:parent-style-name="Standard">
      <style:text-properties officeooo:rsid="001c6846" officeooo:paragraph-rsid="001c6846"/>
    </style:style>
    <style:style style:name="P13" style:family="paragraph" style:parent-style-name="Standard">
      <style:text-properties officeooo:rsid="00168b48" officeooo:paragraph-rsid="00168b48"/>
    </style:style>
    <style:style style:name="P14" style:family="paragraph" style:parent-style-name="Standard">
      <style:text-properties officeooo:rsid="001d57b9" officeooo:paragraph-rsid="001d57b9"/>
    </style:style>
    <style:style style:name="P15" style:family="paragraph" style:parent-style-name="Standard">
      <style:text-properties officeooo:rsid="001e98b5" officeooo:paragraph-rsid="001e98b5"/>
    </style:style>
    <style:style style:name="P16" style:family="paragraph" style:parent-style-name="Standard">
      <style:text-properties officeooo:rsid="00201a2e" officeooo:paragraph-rsid="00201a2e"/>
    </style:style>
    <style:style style:name="P17" style:family="paragraph" style:parent-style-name="Standard">
      <style:text-properties officeooo:rsid="00201a2e" officeooo:paragraph-rsid="0022a2a8"/>
    </style:style>
    <style:style style:name="P18" style:family="paragraph" style:parent-style-name="Standard">
      <style:text-properties officeooo:rsid="0021849c" officeooo:paragraph-rsid="0021849c"/>
    </style:style>
    <style:style style:name="P19" style:family="paragraph" style:parent-style-name="Standard">
      <style:text-properties officeooo:rsid="0022a2a8" officeooo:paragraph-rsid="0022a2a8"/>
    </style:style>
    <style:style style:name="P20" style:family="paragraph" style:parent-style-name="Standard">
      <style:text-properties officeooo:rsid="00247512" officeooo:paragraph-rsid="00247512"/>
    </style:style>
    <style:style style:name="T1" style:family="text">
      <style:text-properties officeooo:rsid="00122ba6"/>
    </style:style>
    <style:style style:name="T2" style:family="text">
      <style:text-properties officeooo:rsid="00136b83"/>
    </style:style>
    <style:style style:name="T3" style:family="text">
      <style:text-properties officeooo:rsid="00141ad2"/>
    </style:style>
    <style:style style:name="T4" style:family="text">
      <style:text-properties officeooo:rsid="0014e2f1"/>
    </style:style>
    <style:style style:name="T5" style:family="text">
      <style:text-properties officeooo:rsid="00190f73"/>
    </style:style>
    <style:style style:name="T6" style:family="text">
      <style:text-properties officeooo:rsid="0019c16d"/>
    </style:style>
    <style:style style:name="T7" style:family="text">
      <style:text-properties officeooo:rsid="001abee4"/>
    </style:style>
    <style:style style:name="T8" style:family="text">
      <style:text-properties officeooo:rsid="001ca295"/>
    </style:style>
    <style:style style:name="T9" style:family="text">
      <style:text-properties officeooo:rsid="001db62e"/>
    </style:style>
    <style:style style:name="T10" style:family="text">
      <style:text-properties officeooo:rsid="00201a2e"/>
    </style:style>
    <style:style style:name="T11" style:family="text">
      <style:text-properties officeooo:rsid="0021849c"/>
    </style:style>
    <style:style style:name="T12" style:family="text">
      <style:text-properties officeooo:rsid="0022a2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iku generator and analyzer: <text:tab/><text:tab/><text:tab/><text:tab/><text:tab/><text:tab/><text:tab/><text:tab/><text:span text:style-name="T3">27.11.2017</text:span></text:p>
      <text:p text:style-name="P1"/>
      <text:p text:style-name="P3">To do:</text:p>
      <text:p text:style-name="P6">5-7-5 syllable structure (per line, three lines in total)</text:p>
      <text:p text:style-name="P1">-read existing <text:span text:style-name="T3">haikus</text:span> <text:span text:style-name="T3">(number?)</text:span> and store the words in to a library (removing duplicates)</text:p>
      <text:p text:style-name="P10"><text:tab/><text:a xlink:type="simple" xlink:href="http://www.tempslibres.org/tl/en/dbhk00.html" text:style-name="Internet_20_link"><text:span text:style-name="T7">http://www.tempslibres.org/tl/en/dbhk00.html</text:span></text:a></text:p>
      <text:p text:style-name="P11"><text:tab/><text:a xlink:type="simple" xlink:href="http://leditie.nl/leditie.nl/2017/01/01/a-dataset-haiku/" text:style-name="Internet_20_link">http://leditie.nl/leditie.nl/2017/01/01/a-dataset-haiku/</text:a></text:p>
      <text:p text:style-name="P10"/>
      <text:p text:style-name="P1">-analyze the syllable structure and sort words by syllable <text:span text:style-name="T3">to a library</text:span></text:p>
      <text:p text:style-name="P1">random generate haikus <text:span text:style-name="T3">(number, 1000?)</text:span> by syllable count, 5, 7 and 5 phrases <text:span text:style-name="T3">per line</text:span></text:p>
      <text:p text:style-name="P1">-analyze existing ha<text:span text:style-name="T3">i</text:span>kus word structure <text:span text:style-name="T3">(same amount as <text:s/>taken in to the word library)</text:span>, <text:span text:style-name="T2">rating the probability that two words appear together</text:span></text:p>
      <text:p text:style-name="P10">-<text:span text:style-name="T2">analyze the generated haikus and rate their quality by how well the words appear together compared to existing haikus (order of verb,noun,adjectives … )</text:span></text:p>
      <text:p text:style-name="P10"><text:tab/>“The first two lines combine to form a phrase (idea one), and then you switch quickly to <text:tab/>something else in the last line (idea two). The idea is to create a leap between the two parts, <text:tab/>sometimes creating a contrast, sometimes a comparison.”</text:p>
      <text:p text:style-name="P10"/>
      <text:p text:style-name="P1"/>
      <text:p text:style-name="P8">New tasks:</text:p>
      <text:p text:style-name="P1">-<text:span text:style-name="T5">find baseline haikus, find good large enough baseline word database (like Alice in wonderland)</text:span></text:p>
      <text:p text:style-name="P1">-<text:span text:style-name="T5">find possible haiku sentence structures NL </text:span></text:p>
      <text:p text:style-name="P1">-<text:span text:style-name="T5">make haiku structure generator</text:span></text:p>
      <text:p text:style-name="P1">-<text:span text:style-name="T5">make haiku evaluator</text:span></text:p>
      <text:p text:style-name="P1">-<text:span text:style-name="T6">lue Simon artikkeli</text:span></text:p>
      <text:p text:style-name="P1"/>
      <text:p text:style-name="P3">Maybe to do:</text:p>
      <text:p text:style-name="P1">-<text:span text:style-name="T2">rank top 10 generated haikus and 10 worst haikus from generated 1000 haikus? </text:span></text:p>
      <text:p text:style-name="P1">-<text:span text:style-name="T2">diss/hype generated haikus based on their ranging?</text:span></text:p>
      <text:p text:style-name="P1"/>
      <text:p text:style-name="P2">-<text:span text:style-name="T2">keep generating/rating haikus until desired quality/rank is achieved (same as worst existing haiku?)</text:span></text:p>
      <text:p text:style-name="P2"/>
      <text:p text:style-name="P4">Observations:</text:p>
      <text:p text:style-name="P7">-small existing sample haiku size ok, at least in the beginning</text:p>
      <text:p text:style-name="P4">-try using famous haikus first: like <text:a xlink:type="simple" xlink:href="http://www.haiku-poetry.org/famous-haiku.html">http://www.haiku-poetry.org/famous-haiku.html</text:a></text:p>
      <text:p text:style-name="P4"><text:s/><text:span text:style-name="T1">-if generated haikus terrible/not good for analysis =&gt; re-generate haikus</text:span></text:p>
      <text:p text:style-name="P2">-<text:span text:style-name="T4">let's not pay too much attention on the verb, noun, adjective structure of the sentence (varies anyway) in the beginning</text:span></text:p>
      <text:p text:style-name="P2"/>
      <text:p text:style-name="P5">Possible problems:</text:p>
      <text:p text:style-name="P5">-in source material syllable count is of, because they are translated to English from original Japanese</text:p>
      <text:p text:style-name="P5">-certain syllable counts in words are likely to be rarer than others =&gt; certain words will repeate more often to get the syllable count per line right</text:p>
      <text:p text:style-name="P5"/>
      <text:p text:style-name="P5"/>
      <text:p text:style-name="P19">Start For Monday: </text:p>
      <text:p text:style-name="P12">Haiku word libraries (baseline and <text:span text:style-name="T11">raw material</text:span>): <text:span text:style-name="T8">Kimmo</text:span></text:p>
      <text:p text:style-name="P14">Syllable count:</text:p>
      <text:p text:style-name="P14"><text:a xlink:type="simple" xlink:href="https://pronouncing.readthedocs.io/en/latest/tutorial.html#counting-syllables">https://pronouncing.readthedocs.io/en/latest/tutorial.html#counting-syllables</text:a></text:p>
      <text:p text:style-name="P18">-Find/generate limited size random libraries; <text:span text:style-name="T12">adjective, noun, verb to pull words from in generation. </text:span></text:p>
      <text:p text:style-name="P19">-Sort by syllable count to sub libraries. </text:p>
      <text:p text:style-name="P5"><text:soft-page-break/></text:p>
      <text:p text:style-name="P5"/>
      <text:p text:style-name="P12">Haiku generator: <text:span text:style-name="T9">Jussi-Pekka</text:span></text:p>
      <text:p text:style-name="P17">-Random generate a Haiku based on syllable count only, by pulling the words from adjective, noun or verb <text:span text:style-name="T12">sub </text:span>libraries. Retain the meta data info on from witch library the word is from! </text:p>
      <text:p text:style-name="P17"><text:span text:style-name="T12">-In generation track how many syllables have been used so far and </text:span><text:s/><text:span text:style-name="T12">use it to chose what syllable count library to use for the next word until desired 5-7-5 rate is in use. </text:span></text:p>
      <text:p text:style-name="P12">-<text:span text:style-name="T12">Maybe track the meta data already so when a given word type like adjective has been used, it is crossed of the list of possible word types to use in a given haiku.</text:span></text:p>
      <text:p text:style-name="P12"/>
      <text:p text:style-name="P12">Haiku analyzer: <text:span text:style-name="T9">Miika</text:span></text:p>
      <text:p text:style-name="P15">-Analyze the base Haikus and give all words probabilities <text:span text:style-name="T12">0-1</text:span> on how often they appear in conjunction with a given word, <text:span text:style-name="T10">make a library of these.</text:span></text:p>
      <text:p text:style-name="P17">-Analyze the generated Haiku based on the <text:span text:style-name="T12">word correlation </text:span>probabilities <text:span text:style-name="T12">only</text:span> <text:span text:style-name="T12">and give it a goodness probability rating 0-1 discard say below 0,75?</text:span> </text:p>
      <text:p text:style-name="P17">-Analyze the haiku based on the grammar meta data, avoid duplicates, avoid adjective, adjective, adjective haikus <text:span text:style-name="T12">(maybe not necessary if already done in the generator phase).</text:span></text:p>
      <text:p text:style-name="P17">-<text:span text:style-name="T12">Make new sub libraries by word type again, based on the haikus that made the cut, top 25% by their meta data, to be used on the next generator iteration to make better haikus</text:span></text:p>
      <text:p text:style-name="P16"/>
      <text:p text:style-name="P16"/>
      <text:p text:style-name="P20">Further suggestions:</text:p>
      <text:p text:style-name="P20">Possibly offer the user a seed word randomly pulled from the existing limited libraries to be used in the haiku, user resets the seed word by pressing n or accepts it by pressing y, then that word takes the place of say adjective (if it is adjective, in the haiku) and no other adjectives (or at least not the same one will be used in the same haiku). Multiple different haikus can be generated based on the same seed word if we so choose.</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5:14:26.841049218</meta:creation-date>
    <dc:date>2017-12-01T16:02:50.502244930</dc:date>
    <meta:editing-duration>PT1H57M20S</meta:editing-duration>
    <meta:editing-cycles>19</meta:editing-cycles>
    <meta:generator>LibreOffice/4.2.8.2$Linux_X86_64 LibreOffice_project/420m0$Build-2</meta:generator>
    <meta:document-statistic meta:table-count="0" meta:image-count="0" meta:object-count="0" meta:page-count="2" meta:paragraph-count="46" meta:word-count="645" meta:character-count="4064" meta:non-whitespace-character-count="3441"/>
  </office:meta>
</office:document-meta>
</file>